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19859d" officeooo:paragraph-rsid="0019859d"/>
    </style:style>
    <style:style style:name="P2" style:family="paragraph" style:parent-style-name="Subtitle">
      <style:text-properties officeooo:rsid="0008922b" officeooo:paragraph-rsid="0008922b"/>
    </style:style>
    <style:style style:name="P3" style:family="paragraph" style:parent-style-name="Text_20_body">
      <style:text-properties officeooo:rsid="0008922b" officeooo:paragraph-rsid="0008922b"/>
    </style:style>
    <style:style style:name="P4" style:family="paragraph" style:parent-style-name="Text_20_body">
      <style:text-properties officeooo:rsid="00092a61" officeooo:paragraph-rsid="0042d894"/>
    </style:style>
    <style:style style:name="P5" style:family="paragraph" style:parent-style-name="Text_20_body">
      <style:text-properties officeooo:rsid="0045b961" officeooo:paragraph-rsid="0045b961"/>
    </style:style>
    <style:style style:name="P6" style:family="paragraph" style:parent-style-name="Title">
      <style:paragraph-properties fo:text-align="center" style:justify-single-word="false"/>
      <style:text-properties officeooo:paragraph-rsid="0008922b"/>
    </style:style>
    <style:style style:name="T1" style:family="text">
      <style:text-properties officeooo:rsid="000a43c4"/>
    </style:style>
    <style:style style:name="T2" style:family="text">
      <style:text-properties officeooo:rsid="000ab976"/>
    </style:style>
    <style:style style:name="T3" style:family="text">
      <style:text-properties officeooo:rsid="000cade6"/>
    </style:style>
    <style:style style:name="T4" style:family="text">
      <style:text-properties officeooo:rsid="000dcc50"/>
    </style:style>
    <style:style style:name="T5" style:family="text">
      <style:text-properties officeooo:rsid="000ead9b"/>
    </style:style>
    <style:style style:name="T6" style:family="text">
      <style:text-properties officeooo:rsid="0010af8f"/>
    </style:style>
    <style:style style:name="T7" style:family="text">
      <style:text-properties officeooo:rsid="001523be"/>
    </style:style>
    <style:style style:name="T8" style:family="text">
      <style:text-properties officeooo:rsid="001709d3"/>
    </style:style>
    <style:style style:name="T9" style:family="text">
      <style:text-properties officeooo:rsid="00177dcd"/>
    </style:style>
    <style:style style:name="T10" style:family="text">
      <style:text-properties officeooo:rsid="0018620b"/>
    </style:style>
    <style:style style:name="T11" style:family="text">
      <style:text-properties officeooo:rsid="0018f007"/>
    </style:style>
    <style:style style:name="T12" style:family="text">
      <style:text-properties officeooo:rsid="001a415a"/>
    </style:style>
    <style:style style:name="T13" style:family="text">
      <style:text-properties officeooo:rsid="001b8f1f"/>
    </style:style>
    <style:style style:name="T14" style:family="text">
      <style:text-properties officeooo:rsid="001ca216"/>
    </style:style>
    <style:style style:name="T15" style:family="text">
      <style:text-properties officeooo:rsid="001e7330"/>
    </style:style>
    <style:style style:name="T16" style:family="text">
      <style:text-properties officeooo:rsid="001e85bf"/>
    </style:style>
    <style:style style:name="T17" style:family="text">
      <style:text-properties officeooo:rsid="00208340"/>
    </style:style>
    <style:style style:name="T18" style:family="text">
      <style:text-properties officeooo:rsid="0021484e"/>
    </style:style>
    <style:style style:name="T19" style:family="text">
      <style:text-properties officeooo:rsid="0022a3e8"/>
    </style:style>
    <style:style style:name="T20" style:family="text">
      <style:text-properties officeooo:rsid="00246f17"/>
    </style:style>
    <style:style style:name="T21" style:family="text">
      <style:text-properties officeooo:rsid="00253108"/>
    </style:style>
    <style:style style:name="T22" style:family="text">
      <style:text-properties officeooo:rsid="0025a656"/>
    </style:style>
    <style:style style:name="T23" style:family="text">
      <style:text-properties officeooo:rsid="0025f645"/>
    </style:style>
    <style:style style:name="T24" style:family="text">
      <style:text-properties officeooo:rsid="0027894b"/>
    </style:style>
    <style:style style:name="T25" style:family="text">
      <style:text-properties officeooo:rsid="00295516"/>
    </style:style>
    <style:style style:name="T26" style:family="text">
      <style:text-properties officeooo:rsid="002973b9"/>
    </style:style>
    <style:style style:name="T27" style:family="text">
      <style:text-properties officeooo:rsid="002a9ff6"/>
    </style:style>
    <style:style style:name="T28" style:family="text">
      <style:text-properties officeooo:rsid="002b772b"/>
    </style:style>
    <style:style style:name="T29" style:family="text">
      <style:text-properties officeooo:rsid="002c30d8"/>
    </style:style>
    <style:style style:name="T30" style:family="text">
      <style:text-properties officeooo:rsid="002d7489"/>
    </style:style>
    <style:style style:name="T31" style:family="text">
      <style:text-properties officeooo:rsid="002ee6db"/>
    </style:style>
    <style:style style:name="T32" style:family="text">
      <style:text-properties officeooo:rsid="0032bb84"/>
    </style:style>
    <style:style style:name="T33" style:family="text">
      <style:text-properties officeooo:rsid="0032fecf"/>
    </style:style>
    <style:style style:name="T34" style:family="text">
      <style:text-properties officeooo:rsid="0034ca49"/>
    </style:style>
    <style:style style:name="T35" style:family="text">
      <style:text-properties officeooo:rsid="0034d2ab"/>
    </style:style>
    <style:style style:name="T36" style:family="text">
      <style:text-properties officeooo:rsid="0035a1e6"/>
    </style:style>
    <style:style style:name="T37" style:family="text">
      <style:text-properties officeooo:rsid="00376f9f"/>
    </style:style>
    <style:style style:name="T38" style:family="text">
      <style:text-properties officeooo:rsid="00391a40"/>
    </style:style>
    <style:style style:name="T39" style:family="text">
      <style:text-properties officeooo:rsid="003afc63"/>
    </style:style>
    <style:style style:name="T40" style:family="text">
      <style:text-properties officeooo:rsid="003bf1c9"/>
    </style:style>
    <style:style style:name="T41" style:family="text">
      <style:text-properties officeooo:rsid="003d547a"/>
    </style:style>
    <style:style style:name="T42" style:family="text">
      <style:text-properties officeooo:rsid="003e835b"/>
    </style:style>
    <style:style style:name="T43" style:family="text">
      <style:text-properties officeooo:rsid="004002b6"/>
    </style:style>
    <style:style style:name="T44" style:family="text">
      <style:text-properties officeooo:rsid="004101b3"/>
    </style:style>
    <style:style style:name="T45" style:family="text">
      <style:text-properties officeooo:rsid="0048786e"/>
    </style:style>
    <style:style style:name="T46" style:family="text">
      <style:text-properties officeooo:rsid="0048e9b2"/>
    </style:style>
    <style:style style:name="T47" style:family="text">
      <style:text-properties officeooo:rsid="004a442b"/>
    </style:style>
    <style:style style:name="T48" style:family="text">
      <style:text-properties officeooo:rsid="004c0020"/>
    </style:style>
    <style:style style:name="T49" style:family="text">
      <style:text-properties officeooo:rsid="004c953c"/>
    </style:style>
    <style:style style:name="T50" style:family="text">
      <style:text-properties officeooo:rsid="004e1136"/>
    </style:style>
    <style:style style:name="T51" style:family="text">
      <style:text-properties officeooo:rsid="004e92b3"/>
    </style:style>
    <style:style style:name="T52" style:family="text">
      <style:text-properties officeooo:rsid="004fa11d"/>
    </style:style>
    <style:style style:name="T53" style:family="text">
      <style:text-properties officeooo:rsid="0051085f"/>
    </style:style>
    <style:style style:name="T54" style:family="text">
      <style:text-properties officeooo:rsid="0053015b"/>
    </style:style>
    <style:style style:name="T55" style:family="text">
      <style:text-properties officeooo:rsid="00541823"/>
    </style:style>
    <style:style style:name="T56" style:family="text">
      <style:text-properties officeooo:rsid="0054e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e Weimarer Verfassung</text:p>
      <text:p text:style-name="P2">Interpretation des Verfassungsschemas</text:p>
      <text:p text:style-name="P3"/>
      <text:p text:style-name="P4">D<text:span text:style-name="T1">as Verfassungsschema</text:span><text:span text:style-name="T2"> der Weimarer Verfassung beschreibt </text:span><text:span text:style-name="T3">eine parlamentarische Demokratie. </text:span><text:span text:style-name="T4">Es ist hierarchisch von oben nach unten aufgebaut, Ansatz des Schemas bildet allerdings das Volk ganz unten. Folgende Ämter werden genannt: Reichspräsident, </text:span><text:span text:style-name="T6">Reichs</text:span><text:span text:style-name="T5">kanzler und </text:span><text:span text:style-name="T6">Reichs</text:span><text:span text:style-name="T5">minister. </text:span><text:span text:style-name="T7">Und folgende Einrichtungen: </text:span><text:span text:style-name="T8">Reichstag, Reichsgericht, Reichsrat, </text:span><text:span text:style-name="T9">Länderparlamente und Länderregierungen. </text:span><text:span text:style-name="T10">Darüber hinaus gibt es das Volk, als weder Institution noch Amt, aber Bestimmer von beiden. </text:span><text:span text:style-name="T11">Zum Volk zählen allerdings nur Staatsbürgys</text:span><text:span text:style-name="T11"><text:note text:id="ftn0" text:note-class="footnote"><text:note-citation>1</text:note-citation><text:note-body><text:p text:style-name="P1">Entgendern nach Phettberg</text:p></text:note-body></text:note></text:span><text:span text:style-name="T11"> </text:span><text:span text:style-name="T12">über 20 Jahren, Kinder und Jugendliche sind ausgeschlossen. </text:span></text:p>
      <text:p text:style-name="P4"><text:span text:style-name="T13">Die Beziehungen nun invers hierarchisch aufgeführt: </text:span><text:span text:style-name="T14">Das Volk wählt auf vier Jahre den Reichstag. </text:span><text:span text:style-name="T15">Dieser verabschiedet Gesetze, </text:span><text:span text:style-name="T16">die allerdings vom Volksbegehren, bzw. Volksentscheid beeinflusst werden können. </text:span><text:span text:style-name="T17">Außerdem kann der Reichsrat, bestehend aus Vertretern der Länderregierungen der 18 Länderparlamente, die vom Volk gewählt werden, </text:span><text:span text:style-name="T18">ein aufschiebendes Veto zu </text:span><text:span text:style-name="T19">Gesetzesentwürfen abgeben. </text:span><text:span text:style-name="T20">Das Volk wählt </text:span><text:span text:style-name="T21">auf sieben Jahre </text:span><text:span text:style-name="T20">auch den Reichspräsident</text:span><text:span text:style-name="T56">en</text:span><text:span text:style-name="T20">, </text:span><text:span text:style-name="T22">der die völkerrechtliche Vertretung des Staates ist und Oberbefehl über die Reichsmacht hat. </text:span><text:span text:style-name="T55">Zusätzlich</text:span><text:span text:style-name="T23"> ernennt er die Richter des Reichsgerichts, </text:span><text:span text:style-name="T24">kann per Notverordnung nach Artikel 48 die </text:span><text:span text:style-name="T25">Grundrechte außer Kraft setzten. </text:span><text:span text:style-name="T26">Er ernennt und </text:span><text:span text:style-name="T27">entlässt Reichskanzler und Reichsminister, obwohl diese </text:span><text:span text:style-name="T28">auch </text:span><text:span text:style-name="T27">per Misstrauensvotum aus dem Reichstag ihre</text:span><text:span text:style-name="T53">s</text:span><text:span text:style-name="T27"> Amtes entledigt werden können. </text:span><text:span text:style-name="T54">Obendrein</text:span><text:span text:style-name="T29"> verfügt er über die Möglichkeit, </text:span><text:span text:style-name="T30">den Reichstag </text:span><text:span text:style-name="T31">aufzulösen. </text:span><text:span text:style-name="T32">Der Machtschwerpunkt liegt bei der Weimarer Verfassung eindeutig bei dem Reichspräsidenten. </text:span><text:span text:style-name="T33">Er hat die Möglichkeit </text:span><text:span text:style-name="T34">alle zentralen Organe: Reichstag, Reichskanzler, Reichsminister und Reichsgericht </text:span><text:span text:style-name="T35">zu </text:span><text:span text:style-name="T36">bestimmen, oder zu entlassen. </text:span><text:span text:style-name="T37">Darüber hinaus verfügt er über die Reichsmacht, </text:span><text:span text:style-name="T38">womit Judikative, Exekutive und Legislative dem Reichspräsidenten obliegen. </text:span><text:span text:style-name="T39">Diese Unifikation der Gewalten ist </text:span><text:span text:style-name="T40">auch die klare zentrale Schwäche der Verfassung. </text:span><text:span text:style-name="T41">Daran erkennt man auch, dass </text:span><text:span text:style-name="T42">das Grundprinzip einem eher konservativen Motto folgte: </text:span><text:span text:style-name="T43">viel Macht auf einer Person, die </text:span><text:span text:style-name="T44">das Volk vertreten soll, so wie der Kaiser im vorher bestehenden Kaiserreich. </text:span></text:p>
      <text:p text:style-name="P5">Die Darstellung ist akkurat, auch wenn einige Details fehlen (z.B. kann der Reichspräsident den Reichstag nicht nach Belieben auflösen, <text:span text:style-name="T45">sondern nur einmal aus dem gleichen Anlass</text:span>). <text:span text:style-name="T46">Sie illustriert gut die damalige Staatsstruktur und vermittelt hervorragend </text:span><text:span text:style-name="T47">den Machtschwerpunkt des Reichspräsidenten. </text:span><text:span text:style-name="T48">Allerdings wäre es einfacher einen Pfeil von Reichspräsident zu Reichsgericht zu </text:span><text:span text:style-name="T49">modellieren, mit der </text:span><text:span text:style-name="T50">Beschriftung: „ernennt Richter“, statt </text:span><text:span text:style-name="T51">es in Kleingedrucktem darunter zu schreiben. </text:span><text:span text:style-name="T52">Alles in allem aber ein gelungenes Schem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rsid="0008922b" officeooo:paragraph-rsid="000892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mil Maihorn<text:tab/><text:tab/><text:tab/><text:tab/><text:tab/><text:tab/><text:tab/><text:tab/><text:tab/><text:tab/><text:tab/>17.09.20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12:16:45.391000000</meta:creation-date>
    <dc:date>2023-09-17T12:55:18.683000000</dc:date>
    <meta:editing-duration>PT37M57S</meta:editing-duration>
    <meta:editing-cycles>7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7" meta:word-count="357" meta:character-count="2761" meta:non-whitespace-character-count="2399"/>
  </office:meta>
</office:document-meta>
</file>